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65cm" fo:min-width="7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78cm" fo:min-width="2.47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3.6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3.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85cm" fo:min-width="4.4cm"/>
    </style:style>
    <style:style style:name="gr8" style:family="graphic" style:parent-style-name="standard">
      <style:graphic-properties draw:textarea-horizontal-align="justify" draw:textarea-vertical-align="middle" draw:auto-grow-height="false" fo:min-height="7.45cm" fo:min-width="2.6cm"/>
    </style:style>
    <style:style style:name="gr9" style:family="graphic" style:parent-style-name="standard">
      <style:graphic-properties draw:textarea-horizontal-align="justify" draw:textarea-vertical-align="middle" draw:auto-grow-height="false" fo:min-height="3.05cm" fo:min-width="16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8cm" svg:height="17.9cm" svg:x="5.8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3cm" svg:x="0cm" svg:y="5.7cm">
          <text:p text:style-name="P2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4.1cm" svg:height="3cm" svg:x="14.8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1cm" svg:height="2.4cm" svg:x="14.8cm" svg:y="8.5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8.9cm" svg:y1="6cm" svg:x2="18.9cm" svg:y2="9.7cm" draw:start-shape="id1" draw:start-glue-point="1" draw:end-shape="id2" draw:end-glue-point="1" svg:d="M18900 6000h501v3700h-501" svg:viewBox="0 0 502 3701">
          <text:p/>
        </draw:connector>
        <draw:line draw:style-name="gr6" draw:text-style-name="P3" draw:layer="layout" svg:x1="4.1cm" svg:y1="7.3cm" svg:x2="5.8cm" svg:y2="3.8cm">
          <text:p/>
        </draw:line>
        <draw:line draw:style-name="gr6" draw:text-style-name="P3" draw:layer="layout" svg:x1="4.1cm" svg:y1="7.1cm" svg:x2="5.7cm" svg:y2="21.4cm">
          <text:p/>
        </draw:line>
        <draw:line draw:style-name="gr6" draw:text-style-name="P3" draw:layer="layout" svg:x1="5.8cm" svg:y1="19.7cm" svg:x2="13.9cm" svg:y2="19.6cm">
          <text:p/>
        </draw:line>
        <draw:line draw:style-name="gr6" draw:text-style-name="P3" draw:layer="layout" svg:x1="5.9cm" svg:y1="17.1cm" svg:x2="13.5cm" svg:y2="17.1cm">
          <text:p/>
        </draw:line>
        <draw:custom-shape draw:style-name="gr7" draw:text-style-name="P2" draw:layer="layout" svg:width="4.9cm" svg:height="1.1cm" svg:x="7.3cm" svg:y="17.8cm">
          <text:p text:style-name="P2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cm" svg:height="1.1cm" svg:x="7.3cm" svg:y="20cm">
          <text:p text:style-name="P2">tex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3.1cm" svg:height="7.7cm" svg:x="0.3cm" svg:y="12.3cm">
          <text:p text:style-name="P2">寄存器</text:p>
          <text:p text:style-name="P2">Cs</text:p>
          <text:p text:style-name="P2">Ds</text:p>
          <text:p text:style-name="P2">Es</text:p>
          <text:p text:style-name="P2">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7.2cm" svg:height="3.3cm" svg:x="2.4cm" svg:y="23.4cm">
          <text:p text:style-name="P2">段寄存器Code section,data section,stack section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5cm" svg:y1="15.7cm" svg:x2="5.8cm" svg:y2="21.7cm">
          <text:p/>
        </draw:line>
        <draw:line draw:style-name="gr6" draw:text-style-name="P3" draw:layer="layout" svg:x1="3.4cm" svg:y1="16.3cm" svg:x2="5.8cm" svg:y2="19.8cm">
          <text:p/>
        </draw:line>
        <draw:line draw:style-name="gr6" draw:text-style-name="P3" draw:layer="layout" svg:x1="5.9cm" svg:y1="5.6cm" svg:x2="13.7cm" svg:y2="5.6cm">
          <text:p/>
        </draw:line>
        <draw:custom-shape draw:style-name="gr7" draw:text-style-name="P2" draw:layer="layout" svg:width="4.9cm" svg:height="1.1cm" svg:x="7.3cm" svg:y="4.1cm">
          <text:p text:style-name="P2">stack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3" draw:layer="layout" svg:x1="3.4cm" svg:y1="17.7cm" svg:x2="5.8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20:03:34.988237983</meta:creation-date>
    <dc:date>2017-07-05T20:21:15.886852433</dc:date>
    <meta:editing-duration>PT7M12S</meta:editing-duration>
    <meta:editing-cycles>2</meta:editing-cycles>
    <meta:generator>LibreOffice/5.1.6.2$Linux_X86_64 LibreOffice_project/10m0$Build-2</meta:generator>
    <meta:document-statistic meta:object-count="18"/>
  </office:meta>
</office:document-meta>
</file>